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master-page-name="">
      <style:paragraph-properties style:page-number="auto"/>
    </style:style>
    <style:style style:name="P2" style:family="paragraph" style:parent-style-name="Text_20_body">
      <style:paragraph-properties fo:margin-top="0.15cm" fo:margin-bottom="0.15cm" fo:line-height="150%" fo:text-align="justify" style:justify-single-word="false"/>
    </style:style>
    <style:style style:name="P3" style:family="paragraph" style:parent-style-name="Text_20_body">
      <style:paragraph-properties fo:text-align="center"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style:font-name="Nimbus Mono L1"/>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n" fo:country="IN"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lphabetical-index-mark-start text:id="IMark52128152"/><text:span text:style-name="T5">Date</text:span><text:alphabetical-index-mark-end text:id="IMark52128152"/><text:span text:style-name="T5"> and </text:span><text:alphabetical-index-mark-start text:id="IMark52129864"/><text:span text:style-name="T5">Time</text:span><text:alphabetical-index-mark-end text:id="IMark52129864"/></text:h>
      <text:p text:style-name="P3"><draw:frame draw:style-name="fr1" draw:name="graphics1" text:anchor-type="paragraph" svg:width="16.933cm" svg:height="0.132cm" draw:z-index="0"><draw:image xlink:href="../../../../../../usr/lib/libreoffice/share/gallery/rulers/blurulr6.gif" xlink:type="simple" xlink:show="embed" xlink:actuate="onLoad"/></draw:frame></text:p>
      <text:p text:style-name="P2">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2">The first thing we do is to find whats the time now? For that just type <text:span text:style-name="Code_20_Char">Time.now</text:span> <text:s/>in your irb, thats it. You will get the current time.</text:p>
      <text:p text:style-name="Code">&gt;&gt; Time.now </text:p>
      <text:p text:style-name="Code">=&gt; Thu Feb 25 16:54:45 +0530 2010 </text:p>
      <text:p text:style-name="P2"><text:span text:style-name="Code_20_Char">Time.now</text:span> is a synonym to <text:span text:style-name="Code_20_Char">Time.new</text:span> which creates a new Time object. You can use <text:span text:style-name="Code_20_Char">Time.now</text:span> or <text:span text:style-name="Code_20_Char">Time.new</text:span> , both will give the same result. </text:p>
      <text:p text:style-name="Code">&gt;&gt; Time.new </text:p>
      <text:p text:style-name="Code">=&gt; Thu Feb 25 16:54:48 +0530 2010 </text:p>
      <text:p text:style-name="P2">In the following command, we create a new time object / instance and assign it to a variable <text:span text:style-name="Code_20_Char">t</text:span></text:p>
      <text:p text:style-name="Code">&gt;&gt; t = Time.new </text:p>
      <text:p text:style-name="Code">=&gt; Thu Feb 25 16:55:02 +0530 2010 </text:p>
      <text:p text:style-name="P2">Now having assigned, how to view the value of <text:span text:style-name="Code_20_Char">t</text:span>? We will use the inspect method. So by typing <text:span text:style-name="Code_20_Char">t.inspect</text:span> , we can inspect whats in <text:span text:style-name="Code_20_Char">t</text:span>.</text:p>
      <text:p text:style-name="Code">&gt;&gt; t.inspect </text:p>
      <text:p text:style-name="Code">=&gt; "Thu Feb 25 16:55:02 +0530 2010" </text:p>
      <text:p text:style-name="P2"><text:span text:style-name="Code_20_Char">t.inspect</text:span> converts the time object to a string and displays to us. The same thing can be done by <text:span text:style-name="Code_20_Char">to_s</text:span> (to string) function as shown below</text:p>
      <text:p text:style-name="Code">&gt;&gt; t.to_s </text:p>
      <text:p text:style-name="Code">=&gt; "Thu Feb 25 16:55:02 +0530 2010"</text:p>
      <text:p text:style-name="P2"><text:span text:style-name="Code_20_Char">t.year</text:span> retrieves the year in time object</text:p>
      <text:p text:style-name="Code">&gt;&gt; t.year </text:p>
      <text:p text:style-name="Code">=&gt; 2010 </text:p>
      <text:p text:style-name="P2"><text:span text:style-name="Code_20_Char">t.month</text:span> retrieves the month in time object</text:p>
      <text:p text:style-name="Code">&gt;&gt; t.month </text:p>
      <text:p text:style-name="Code">=&gt; 2 </text:p>
      <text:p text:style-name="P2"><text:span text:style-name="Code_20_Char">t.day</text:span> retrieves the day (in that month) in time object</text:p>
      <text:p text:style-name="Code">&gt;&gt; t.day </text:p>
      <text:p text:style-name="Code">=&gt; 25 </text:p>
      <text:p text:style-name="P2"><text:span text:style-name="Code_20_Char">t.wday</text:span> retrieves the day's number. Here 0 means Sunday, 1 → Monday, 2 → Tuesday and so on till 6 means Saturday </text:p>
      <text:p text:style-name="Code"><text:soft-page-break/>&gt;&gt; t.wday </text:p>
      <text:p text:style-name="Code">=&gt; 4 </text:p>
      <text:p text:style-name="P2">In above code snippet, the day was Thursday</text:p>
      <text:p text:style-name="P2"><text:span text:style-name="Code_20_Char">t.yday</text:span> retrieves the day in that year. For example 1<text:span text:style-name="T1">st</text:span> of February is the 32<text:span text:style-name="T1">nd</text:span> day in the year</text:p>
      <text:p text:style-name="Code">&gt;&gt; t.yday </text:p>
      <text:p text:style-name="Code">=&gt; 56 </text:p>
      <text:p text:style-name="P2"><text:span text:style-name="Code_20_Char">t.hour</text:span> retrieves the hour in the time object. The hour is 24 hour format</text:p>
      <text:p text:style-name="Code">&gt;&gt; t.hour </text:p>
      <text:p text:style-name="Code">=&gt; 16 </text:p>
      <text:p text:style-name="P2"><text:span text:style-name="Code_20_Char">t.min</text:span> retrieves the minutes value in time object </text:p>
      <text:p text:style-name="Code">&gt;&gt; t.min </text:p>
      <text:p text:style-name="Code">=&gt; 55 </text:p>
      <text:p text:style-name="P2"><text:span text:style-name="Code_20_Char">t.sec</text:span> retrieves the seconds in time object</text:p>
      <text:p text:style-name="Code">&gt;&gt; t.sec </text:p>
      <text:p text:style-name="Code">=&gt; 2 </text:p>
      <text:p text:style-name="P2"><text:span text:style-name="Code_20_Char">t.usec</text:span> retrieves microseconds in the time object. This will be useful if you are commissioned to write a stopwatch application for Olympics.</text:p>
      <text:p text:style-name="Code">&gt;&gt; t.usec </text:p>
      <text:p text:style-name="Code">=&gt; 357606 </text:p>
      <text:p text:style-name="P2"><text:span text:style-name="Code_20_Char">t.zone</text:span> retrieves the zone. I am in India, we follow Indian Standard Time here, its spelled IST for short</text:p>
      <text:p text:style-name="Code">&gt;&gt; t.zone </text:p>
      <text:p text:style-name="Code">=&gt; "IST" </text:p>
      <text:p text:style-name="P2">There is a thing called UTC or Universal Time Coordinate. Its the time thats at longitude 0<text:span text:style-name="T1">o </text:span><text:span text:style-name="T2">. The </text:span><text:span text:style-name="Code_20_Char"><text:span text:style-name="T2">t.utc_offset</text:span></text:span><text:span text:style-name="T2"> displays the number of seconds your time is far away from the time at UTC.</text:span></text:p>
      <text:p text:style-name="Code">&gt;&gt; t.utc_offset </text:p>
      <text:p text:style-name="Code">=&gt; 19800 </text:p>
      <text:p text:style-name="P2">From the above example, I came to know that a person living at Greenwich will see sunrise after 19800 seconds after I have seen. </text:p>
      <text:p text:style-name="P2">DST means daylight saving time. I don't know what it is. If your timezone has a daylight saving, this function returns true, else false</text:p>
      <text:p text:style-name="Code">&gt;&gt; t.isdst </text:p>
      <text:p text:style-name="Code">=&gt; false </text:p>
      <text:p text:style-name="P2">If your timezone is UTC, the <text:span text:style-name="Code_20_Char">t.utc</text:span> returns true or returns false</text:p>
      <text:p text:style-name="P1">&gt;&gt; t.utc? </text:p>
      <text:p text:style-name="Code">=&gt; false </text:p>
      <text:p text:style-name="P2">If you want to get the local time just call the local time function as shown. We want t to hold local time value in this case</text:p>
      <text:p text:style-name="P1">&gt;&gt; t.localtime </text:p>
      <text:p text:style-name="Code">=&gt; Thu Feb 25 16:55:02 +0530 2010 </text:p>
      <text:p text:style-name="P2"><text:soft-page-break/>In same way as local time, the <text:span text:style-name="Code_20_Char">gmtime</text:span> function gets the Greenwich Meridian Time.</text:p>
      <text:p text:style-name="P1">&gt;&gt; t.gmtime </text:p>
      <text:p text:style-name="Code">=&gt; Thu Feb 25 11:25:02 UTC 2010 </text:p>
      <text:p text:style-name="P2">The <text:span text:style-name="Code_20_Char">getlocal</text:span> function is the alias of local time</text:p>
      <text:p text:style-name="P1">&gt;&gt; t.getlocal </text:p>
      <text:p text:style-name="Code">=&gt; Thu Feb 25 16:55:02 +0530 2010 </text:p>
      <text:p text:style-name="P2">The <text:span text:style-name="Code_20_Char">getutc</text:span> function is alias of <text:span text:style-name="Code_20_Char">gmtime</text:span>. Actually <text:span text:style-name="Code_20_Char">gmtime</text:span> is alias of <text:span text:style-name="Code_20_Char">getutc</text:span></text:p>
      <text:p text:style-name="P1">&gt;&gt; t.getutc </text:p>
      <text:p text:style-name="P1">=&gt; Thu Feb 25 11:25:02 UTC 2010 </text:p>
      <text:p text:style-name="P2">The <text:span text:style-name="Code_20_Char">ctime</text:span> function formats the time to somewhat human readable form.</text:p>
      <text:p text:style-name="P1">&gt;&gt; t.ctime </text:p>
      <text:p text:style-name="Code">=&gt; "Thu Feb 25 11:25:02 2010" </text:p>
      <text:p text:style-name="P2">Lets say we want to subtract some seconds from the time value <text:span text:style-name="Code_20_Char">t</text:span>, we can do it as shown. <office:annotation><dc:creator>kannan </dc:creator><dc:date>2010-10-24T12:01:56</dc:date><text:p text:style-name="P4"><text:span text:style-name="T6">We can do it as shown below. We subtract 86400....make changes....</text:span></text:p></office:annotation><office:annotation><dc:creator>Karthikeyan K</dc:creator><dc:date>2010-10-25T09:54:33</dc:date><text:p text:style-name="P4"><text:span text:style-name="T7">Reply to kannan <text:s/>(10/24/2010, 12:01): "Think its OK"</text:span></text:p><text:p><text:span text:style-name="T8"/></text:p></office:annotation>Below we subract 86400 seconds (1 day) from our time value</text:p>
      <text:p text:style-name="Code">&gt;&gt; t - 86400 </text:p>
      <text:p text:style-name="Code">=&gt; Wed Feb 24 11:25:02 UTC 2010 </text:p>
      <text:h text:style-name="Heading_20_2" text:outline-level="2">Days between two days</text:h>
      <text:p text:style-name="P2">Lets now write a code snippet that finds the number of days between February 25<text:span text:style-name="T1">th</text:span> 2010 to May 1<text:span text:style-name="T1">st</text:span> 2010, first we declare a variable a <text:s/>and assign it with the day February 25<text:span text:style-name="T1">th</text:span> 2010 as shown</text:p>
      <text:p text:style-name="Code">&gt;&gt; a = Time.local 2010, 2, 25 </text:p>
      <text:p text:style-name="Code">=&gt; Thu Feb 25 00:00:00 +0530 2010 </text:p>
      <text:p text:style-name="P2">Notice we use a function called <text:span text:style-name="Code_20_Char">local</text:span> in Time class or object, we can assign a date to it. As we could see in the output, we get to know that variable <text:span text:style-name="Code_20_Char">a</text:span> now has the value of February 25<text:span text:style-name="T1">th</text:span> . In similar fashion we create a variable b and assign it with date 1<text:span text:style-name="T1">st</text:span> of May 2010</text:p>
      <text:p text:style-name="Code">&gt;&gt; b = Time.local 2010, 5, 1 </text:p>
      <text:p text:style-name="Code">=&gt; Sat May 01 00:00:00 +0530 2010 </text:p>
      <text:p text:style-name="P2">All we do now is subtract a from b</text:p>
      <text:p text:style-name="Code">&gt;&gt; b-a </text:p>
      <text:p text:style-name="Code">=&gt; 5616000.0 </text:p>
      <text:p text:style-name="P2">This gives number of seconds between <text:span text:style-name="Code_20_Char">a</text:span> and <text:span text:style-name="Code_20_Char">b</text:span>. We divide the result by 86400 (thats how many seconds that are in a day)</text:p>
      <text:p text:style-name="Code">&gt;&gt; days = _ / 86400 </text:p>
      <text:p text:style-name="Code">=&gt; 65.0 </text:p>
      <text:p text:style-name="Text_20_body">We get a result as 65. Cool!</text:p>
      <text:h text:style-name="Heading_20_2" text:outline-level="2">How many days have you lived?</text:h>
      <text:p text:style-name="P2">Lets now see a program that takes in your birthday and prints out how many days have you lived. Type in the program in text editor and execute it</text:p>
      <text:p text:style-name="Code">#!/usr/bin/ruby</text:p>
      <text:p text:style-name="Code"><text:soft-page-break/># <text:a xlink:type="simple" xlink:href="https://raw.github.com/mindaslab/ilrx/master/how_many_days.rb">how_many_days.rb</text:a></text:p>
      <text:p text:style-name="Code"/>
      <text:p text:style-name="Code">print "Enter birthday (YYYY-MM-DD):"</text:p>
      <text:p text:style-name="Code">bday = gets.chop</text:p>
      <text:p text:style-name="Code">year, month, day = bday.split('-')</text:p>
      <text:p text:style-name="Code"># puts " #{year}, #{month}, #{day}"</text:p>
      <text:p text:style-name="Code">seconds = <text:s/>Time.now - Time.local(year, month, day)</text:p>
      <text:p text:style-name="Code">days = (seconds / 86400).round</text:p>
      <text:p text:style-name="Code">puts "You have lived for #{days} days"</text:p>
      <text:p text:style-name="P2">Here is the result </text:p>
      <text:p text:style-name="Code">Enter birthday (YYYY-MM-DD):2000-5-23 </text:p>
      <text:p text:style-name="Code">You have lived for 3566 days </text:p>
      <text:p text:style-name="P2">Well this may vary on when you execute this program. Lets now analyze it. In the first line </text:p>
      <text:p text:style-name="Code">print "Enter birthday (YYYY-MM-DD):"</text:p>
      <text:p text:style-name="P2">We ask the user to enter his or her birthday, once done we perform a <text:s/>trick here. We asked the user to enter it in YYYY-MM-DD format, in the statement </text:p>
      <text:p text:style-name="Code">bday = gets.chop</text:p>
      <text:p text:style-name="P2">We get the date and store it in a variable called <text:span text:style-name="Code_20_Char">bday</text:span>. The <text:span text:style-name="Code_20_Char">gets.chop</text:span> gets the birth day and chops off the enter sign we enter with it. So <text:span text:style-name="Code_20_Char">bday</text:span> now holds the string value of birthday you entered. In the next statement</text:p>
      <text:p text:style-name="Code">year, month, day = bday.split('-')</text:p>
      <text:p text:style-name="P2">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Code">&gt;&gt; "1994-6-24".split '-' </text:p>
      <text:p text:style-name="Code">=&gt; ["1994", "6", "24"]</text:p>
      <text:p text:style-name="P2">Lets assign this array to variables a, b, c simultaneously as shown</text:p>
      <text:p text:style-name="P1">&gt;&gt; a, b, c = _ </text:p>
      <text:p text:style-name="Code">=&gt; ["1994", "6", "24"] </text:p>
      <text:p text:style-name="P2">If you remember _ (underscore) means the last obtained result in irb. So having assigned it we now check values of a, b and c which we get as shown....</text:p>
      <text:p text:style-name="P1">&gt;&gt; a </text:p>
      <text:p text:style-name="Code">=&gt; "1994" </text:p>
      <text:p text:style-name="Code">&gt;&gt; b </text:p>
      <text:p text:style-name="Code">=&gt; "6" </text:p>
      <text:p text:style-name="Code">&gt;&gt; c </text:p>
      <text:p text:style-name="Code">=&gt; "24" </text:p>
      <text:p text:style-name="P2">Isn't ruby spectacular? In similar fashion in </text:p>
      <text:p text:style-name="Code">year, month, day = bday.split('-')</text:p>
      <text:p text:style-name="P2">The <text:span text:style-name="Code_20_Char">year</text:span> variable gets the year part, the <text:span text:style-name="Code_20_Char">month</text:span> gets the month and <text:span text:style-name="Code_20_Char">day</text:span> gets the day. OK having obtained the parameters of a particular day we can proceed. Examine the following statement</text:p>
      <text:p text:style-name="Code">seconds = <text:s/>Time.now - <text:span text:style-name="T3">Time.local(year, month, day)</text:span></text:p>
      <text:p text:style-name="P2">See the right hand side of the equal to sign, first we have <text:span text:style-name="Code_20_Char">Time.now</text:span> which gets the current time, <text:soft-page-break/>from it we are subtracting a time object thats been created using <text:span text:style-name="Code_20_Char">Time.local</text:span>. <text:span text:style-name="Code_20_Char">Time.local</text:span>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 text:style-name="Code_20_Char">seconds</text:span> at the left hand side of the equation.</text:p>
      <text:p text:style-name="P2"><text:s/>All we need to do now is to <text:s/>convert the second to days which is done by the following statement</text:p>
      <text:p text:style-name="Code">days = (seconds / 86400).round</text:p>
      <text:p text:style-name="P2">Here we divide seconds by 86400 which converts them to days. We might be getting some value like 378.567 days, to get rid of the .567 we round it off using the <text:span text:style-name="Code_20_Char">round</text:span> function, so <text:span text:style-name="Code_20_Char">(seconds / 86400)</text:span><text:span text:style-name="T4">.round</text:span> returns a neat rounded value which can be read by humans quiet easily. We store the value in a variable called days. Finally we print the fact that we have lived for so many long days using the following statement</text:p>
      <text:p text:style-name="Code">puts "You have lived for #{days} days"</text:p>
      <text:p text:style-name="P2">Well thats it.</text:p>
      <text:p text:style-name="P2">I would like to tell one thing I found out with <text:span text:style-name="Code_20_Char">Time.local</text:span> function, its not that we must pass only numbers to it as shown </text:p>
      <text:p text:style-name="Code">&gt;&gt; Time.local "2010", "5", "1" </text:p>
      <text:p text:style-name="Code">=&gt; Sat May 01 00:00:00 +0530 2010 </text:p>
      <text:p text:style-name="P2">We can pass a bit human friendly values as shown below. Instead of putting 5 for month, we use May.</text:p>
      <text:p text:style-name="P1">&gt;&gt;Time.local "2010", "may", "1" </text:p>
      <text:p text:style-name="Code">=&gt; Sat May 01 00:00:00 +0530 2010 </text:p>
      <text:p text:style-name="P2">Some times Ruby language looks as easy as talking Engl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6T09:58:30</dc:date>
    <dc:creator>Webtoday </dc:creator>
    <meta:editing-duration>PT5M20S</meta:editing-duration>
    <meta:editing-cycles>8</meta:editing-cycles>
    <meta:document-statistic meta:table-count="0" meta:image-count="1" meta:object-count="0" meta:page-count="5" meta:paragraph-count="140" meta:word-count="1546" meta:character-count="8063" meta:non-whitespace-character-count="6573"/>
  </office:meta>
</office:document-meta>
</file>